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59.6pt"/>
    </style:style>
    <style:style style:name="co3" style:family="table-column">
      <style:table-column-properties fo:break-before="auto" style:column-width="110.1pt"/>
    </style:style>
    <style:style style:name="co4" style:family="table-column">
      <style:table-column-properties fo:break-before="auto" style:column-width="166.59pt"/>
    </style:style>
    <style:style style:name="co5" style:family="table-column">
      <style:table-column-properties fo:break-before="auto" style:column-width="270.79pt"/>
    </style:style>
    <style:style style:name="co6" style:family="table-column">
      <style:table-column-properties fo:break-before="auto" style:column-width="52.89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ensenet_particl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opulate</text:p>
          </table:table-cell>
          <table:table-cell office:value-type="string" calcext:value-type="string">
            <text:p>Just order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,R1,R8,R23,R27,R28,R29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PCB_ar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anosi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tme.eu/cz/details/mx-504520-0691_c/konektory-ke-kartam/molex/504520-0691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TM32F072RBT6</text:p>
          </table:table-cell>
          <table:table-cell office:value-type="string" calcext:value-type="string">
            <text:p><text:a xlink:href="https://www.arrow.com/en/products/stm32f072rbt6/stmicroelectronics" xlink:type="simple">https://www.arrow.com/en/products/stm32f072rbt6/stmicroelectronics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,J2,J3,J4,J21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MountingHole_3.2mm_M3_DIN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,L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soselectronic.cz/products/quectel/bc95-b20-bc95-b20hb-02-std-234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m10578-a2/anteno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1,J18,J19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1</text:p>
          </table:table-cell>
          <table:table-cell/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4,L6,L7,L8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MH1608HL601-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fbmh1608hl601-t/taiyo-yu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,D10</text:p>
          </table:table-cell>
          <table:table-cell office:value-type="string" calcext:value-type="string">
            <text:p>SMD_0805_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ease choos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ease choos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ease choos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Antenna_co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_mini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edge_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7,C25,C1,C4,C5,C6,C7,C8,C9,C12,C20,C21,C23,C36</text:p>
          </table:table-cell>
          <table:table-cell office:value-type="string" calcext:value-type="string">
            <text:p>C_0805_2012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0,R1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,C2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6,C27,C29,C22,C24,C35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30,C16,C34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,U6</text:p>
          </table:table-cell>
          <table:table-cell office:value-type="string" calcext:value-type="string">
            <text:p>DFN-8-1EP_4x4mm_P0.8mm_EP2.39x2.21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5915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CP59152MNADJTY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VS3V3S1UR,1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ptvs3v3s1ur115/nexper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3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Socket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/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PinSocket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/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FN-8-1EP_3x2mm_P0.5mm_EP1.75x1.4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508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atecc608a-mahda-s/microchip-technolog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2,R13,R20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31,C32,C33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,R5,R6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pmeg4010eh115/nexper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2T3V3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sm2t3v3a/stmicroelectronic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co_clasp_6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5015680607/mol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uH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u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8,J9,J1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2x01</text:p>
          </table:table-cell>
          <table:table-cell/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9,C15</text:p>
          </table:table-cell>
          <table:table-cell office:value-type="string" calcext:value-type="string">
            <text:p>CP_Radial_D10.0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arrow.com/en/products/ece-a0jn471x/panasoni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_Femal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OSHW-Logo2_9.8x8mm_Back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13,J1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yes*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nother orders for each board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Part</text:p>
          </table:table-cell>
          <table:table-cell office:value-type="string" calcext:value-type="string">
            <text:p>amount per one board: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te antenna che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rrow.com/en/products/srfl026-150/antenov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GPS anten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rrow.com/en/products/sr4g031-150/antenov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wire mo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g wire <text:s/>MOLEX s.n. 15133-0601 [100mm]</text:p>
          </table:table-cell>
          <table:table-cell office:value-type="string" calcext:value-type="string">
            <text:p>https://cz.mouser.com/ProductDetail/Molex/15133-0601?qs=jFK2DQXLaBwzzgKQ6LYJrw%3D%3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istancni sloupek 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itrni zavit 4mm, vyska sloupku 5mm, vnejsi zavit 5m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istancni sloupek 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itrni zavit 4mm, vyska sloupku 12mm, vnejsi zavit 5m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3-07T10:34:15.594258501</dc:date>
    <meta:editing-duration>PT39M7S</meta:editing-duration>
    <meta:editing-cycles>6</meta:editing-cycles>
    <meta:document-statistic meta:table-count="1" meta:cell-count="358" meta:object-count="0"/>
  </office:meta>
</office:document-meta>
</file>